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32">
            <text:p>2017-05-15</text:p>
          </table:table-cell>
          <table:table-cell office:value-type="string" table:style-name="ce33">
            <text:p>Mon</text:p>
          </table:table-cell>
          <table:table-cell office:value-type="string" table:style-name="ce33">
            <text:p>10:20-11:20</text:p>
          </table:table-cell>
          <table:table-cell office:value-type="float" office:value="1" table:style-name="ce33">
            <text:p>1</text:p>
          </table:table-cell>
          <table:table-cell office:value-type="string" table:style-name="ce34">
            <text:p>Updated Endings work log from my own records.</text:p>
          </table:table-cell>
          <table:table-cell table:number-columns-repeated="2" table:style-name="ce34"/>
          <table:table-cell office:value-type="string" table:style-name="ce3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34"/>
          <table:table-cell table:number-columns-repeated="1014" table:style-name="ce33"/>
          <table:table-cell table:style-name="ce35"/>
          <table:table-cell table:number-columns-repeated="15360" table:style-name="ce36"/>
        </table:table-row>
        <table:table-row table:number-rows-repeated="1048330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5-15T15:23:34Z</dc:date>
    <meta:editing-cycles>69</meta:editing-cycles>
    <meta:editing-duration>PT112006S</meta:editing-duration>
  </office:meta>
</office:document-meta>
</file>